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002cm"/>
    </style:style>
    <style:style style:name="gr3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宋体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1" fo:font-size="14pt" style:font-size-asian="14pt"/>
    </style:style>
    <style:style style:name="P10" style:family="paragraph">
      <loext:graphic-properties draw:fill="none" draw:fill-color="#ffffff"/>
      <style:paragraph-properties fo:text-align="center"/>
      <style:text-properties style:font-name="宋体1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1" fo:font-size="14pt" style:font-size-asian="14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宋体1" fo:font-size="14pt" style:font-size-asian="14pt" style:font-size-complex="18pt"/>
    </style:style>
    <style:style style:name="P13" style:family="paragraph">
      <loext:graphic-properties draw:fill="none" draw:fill-color="#ffffff"/>
      <style:text-properties style:font-name="宋体1" fo:font-size="14pt" style:font-size-asian="14pt" style:font-size-complex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宋体1" fo:font-size="14pt" style:font-size-asian="14pt" style:font-size-complex="14pt"/>
    </style:style>
    <style:style style:name="T6" style:family="text">
      <style:text-properties style:font-name="宋体1" fo:font-size="14pt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5 764 1046 1249 558s692-1256-551-1256" svg:viewBox="0 0 1629 1638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4 4710 3620 7407 935s3380-7332-721-7332" svg:viewBox="0 0 9597 9502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8" draw:layer="layout" svg:width="0.635cm" svg:height="0.635cm" svg:x="2.27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3" draw:id="id213" draw:layer="layout" svg:width="0.635cm" svg:height="0.635cm" svg:x="2.905cm" svg:y="2.875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88" draw:id="id188" draw:layer="layout" svg:width="0.635cm" svg:height="0.635cm" svg:x="3.54cm" svg:y="2.875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6" draw:id="id216" draw:layer="layout" svg:width="0.635cm" svg:height="0.635cm" svg:x="2.905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0" draw:id="id190" draw:layer="layout" svg:width="0.635cm" svg:height="0.635cm" svg:x="3.54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2" draw:id="id192" draw:layer="layout" svg:width="0.635cm" svg:height="0.635cm" svg:x="3.54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8" draw:id="id218" draw:layer="layout" svg:width="0.635cm" svg:height="0.635cm" svg:x="2.905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4" draw:id="id194" draw:layer="layout" svg:width="0.635cm" svg:height="0.635cm" svg:x="3.54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1.34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1" draw:id="id221" draw:layer="layout" svg:width="0.635cm" svg:height="0.635cm" svg:x="2.905cm" svg:y="11.344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3.54cm" svg:y="11.344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189" draw:id="id189" draw:layer="layout" svg:width="0.635cm" svg:height="0.635cm" svg:x="6.191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2.87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7" draw:id="id197" draw:layer="layout" svg:width="0.635cm" svg:height="0.635cm" svg:x="7.461cm" svg:y="2.875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2.875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1" draw:id="id191" draw:layer="layout" svg:width="0.635cm" svg:height="0.635cm" svg:x="6.191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20" draw:id="id220" draw:layer="layout" svg:width="0.635cm" svg:height="0.635cm" svg:x="6.826cm" svg:y="4.89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7" draw:id="id207" draw:layer="layout" svg:width="0.635cm" svg:height="0.635cm" svg:x="7.461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9" draw:id="id199" draw:layer="layout" svg:width="0.635cm" svg:height="0.635cm" svg:x="8.096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0" draw:id="id200" draw:layer="layout" svg:width="0.635cm" svg:height="0.635cm" svg:x="10.874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4.89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0" draw:id="id210" draw:layer="layout" svg:width="0.635cm" svg:height="0.635cm" svg:x="12.144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3" draw:id="id193" draw:layer="layout" svg:width="0.635cm" svg:height="0.635cm" svg:x="6.191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15" draw:id="id215" draw:layer="layout" svg:width="0.635cm" svg:height="0.635cm" svg:x="6.826cm" svg:y="7.22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1" draw:id="id201" draw:layer="layout" svg:width="0.635cm" svg:height="0.635cm" svg:x="8.096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2" draw:id="id202" draw:layer="layout" svg:width="0.635cm" svg:height="0.635cm" svg:x="10.874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7.223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6" draw:id="id196" draw:layer="layout" svg:width="0.635cm" svg:height="0.635cm" svg:x="12.144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3" draw:id="id203" draw:layer="layout" svg:width="0.635cm" svg:height="0.635cm" svg:x="12.779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4" draw:id="id204" draw:layer="layout" svg:width="0.635cm" svg:height="0.635cm" svg:x="15.43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6.065cm" svg:y="7.22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1" draw:id="id211" draw:layer="layout" svg:width="0.635cm" svg:height="0.635cm" svg:x="16.7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7.335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5" draw:id="id195" draw:layer="layout" svg:width="0.635cm" svg:height="0.635cm" svg:x="6.191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9" draw:id="id209" draw:layer="layout" svg:width="0.635cm" svg:height="0.635cm" svg:x="7.461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5" draw:id="id205" draw:layer="layout" svg:width="0.635cm" svg:height="0.635cm" svg:x="8.096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6" draw:id="id206" draw:layer="layout" svg:width="0.635cm" svg:height="0.635cm" svg:x="10.874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9.44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2" draw:id="id212" draw:layer="layout" svg:width="0.635cm" svg:height="0.635cm" svg:x="12.144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0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0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0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0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9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0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0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0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0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9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0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0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0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1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2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1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2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1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2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1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2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3" draw:layer="layout" svg:width="0.502cm" svg:height="1.237cm" svg:x="8.366cm" svg:y="9.763cm">
          <draw:text-box>
            <text:p/>
          </draw:text-box>
        </draw:frame>
      </draw:page>
      <draw:page draw:name="page11" draw:style-name="dp1" draw:master-page-name="Default">
        <draw:custom-shape draw:style-name="gr27" draw:text-style-name="P4" xml:id="id223" draw:id="id223" draw:layer="layout" svg:width="1.397cm" svg:height="1.397cm" svg:x="1.762cm" svg:y="1.3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5" draw:id="id225" draw:layer="layout" svg:width="1.397cm" svg:height="1.397cm" svg:x="7.731cm" svg:y="6.8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6" draw:id="id226" draw:layer="layout" svg:width="1.397cm" svg:height="1.397cm" svg:x="4.71cm" svg:y="4.35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4" draw:id="id224" draw:layer="layout" svg:width="1.397cm" svg:height="1.397cm" svg:x="7.731cm" svg:y="1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7" draw:id="id227" draw:layer="layout" svg:width="1.397cm" svg:height="1.397cm" svg:x="1.743cm" svg:y="7.09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3.159cm" svg:y1="2.069cm" svg:x2="7.731cm" svg:y2="2.096cm" draw:start-shape="id223" draw:start-glue-point="10" draw:end-shape="id224" draw:end-glue-point="6" svg:d="M3159 2069l4572 27" svg:viewBox="0 0 4573 28">
          <text:p text:style-name="P1">15</text:p>
        </draw:connector>
        <draw:connector draw:style-name="gr30" draw:text-style-name="P3" draw:layer="layout" draw:type="line" svg:x1="8.43cm" svg:y1="2.794cm" svg:x2="8.43cm" svg:y2="6.869cm" draw:start-shape="id224" draw:start-glue-point="8" draw:end-shape="id225" draw:end-glue-point="4" svg:d="M8430 2794v4075" svg:viewBox="0 0 1 4076">
          <text:p text:style-name="P1">23</text:p>
        </draw:connector>
        <draw:connector draw:style-name="gr30" draw:text-style-name="P3" draw:layer="layout" draw:type="line" svg:x1="7.935cm" svg:y1="7.073cm" svg:x2="5.903cm" svg:y2="5.549cm" draw:start-shape="id225" draw:start-glue-point="5" draw:end-shape="id226" draw:end-glue-point="9" svg:d="M7935 7073l-2032-1524" svg:viewBox="0 0 2033 1525">
          <text:p text:style-name="P1">42</text:p>
        </draw:connector>
        <draw:connector draw:style-name="gr2" draw:text-style-name="P3" xml:id="id228" draw:id="id228" draw:layer="layout" draw:type="line" svg:x1="4.914cm" svg:y1="5.549cm" svg:x2="4.914cm" svg:y2="5.549cm" draw:start-shape="id226" draw:start-glue-point="7" draw:end-shape="id226" draw:end-glue-point="7" svg:d="M4914 5549z" svg:viewBox="0 0 1 1">
          <text:p/>
        </draw:connector>
        <draw:connector draw:style-name="gr30" draw:text-style-name="P3" draw:layer="layout" draw:type="line" svg:x1="2.442cm" svg:y1="7.096cm" svg:x2="2.461cm" svg:y2="2.767cm" draw:start-shape="id227" draw:start-glue-point="4" draw:end-shape="id223" draw:end-glue-point="8" svg:d="M2442 7096l19-4329" svg:viewBox="0 0 20 4330">
          <text:p text:style-name="P1">27</text:p>
        </draw:connector>
        <draw:connector draw:style-name="gr30" draw:text-style-name="P3" draw:layer="layout" draw:type="line" svg:x1="2.936cm" svg:y1="7.3cm" svg:x2="4.914cm" svg:y2="5.549cm" draw:start-shape="id227" draw:start-glue-point="11" draw:end-shape="id228" draw:end-glue-point="0" svg:d="M2936 7300l1978-1751" svg:viewBox="0 0 1979 1752">
          <text:p text:style-name="P1">36</text:p>
        </draw:connector>
        <draw:connector draw:style-name="gr30" draw:text-style-name="P3" draw:layer="layout" draw:type="line" svg:x1="7.935cm" svg:y1="2.59cm" svg:x2="5.903cm" svg:y2="4.56cm" draw:start-shape="id224" draw:start-glue-point="7" draw:end-shape="id226" draw:end-glue-point="11" svg:d="M7935 2590l-2032 1970" svg:viewBox="0 0 2033 1971">
          <text:p text:style-name="P1">71</text:p>
        </draw:connector>
        <draw:custom-shape draw:style-name="gr28" draw:text-style-name="P8" draw:layer="layout" svg:width="0.635cm" svg:height="0.635cm" svg:x="2.27cm" svg:y="11.638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11.638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9" draw:id="id229" draw:layer="layout" svg:width="0.635cm" svg:height="0.635cm" svg:x="3.54cm" svg:y="11.638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3.662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13.662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31" draw:id="id231" draw:layer="layout" svg:width="0.635cm" svg:height="0.635cm" svg:x="3.54cm" svg:y="13.662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5.986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15.986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33" draw:id="id233" draw:layer="layout" svg:width="0.635cm" svg:height="0.635cm" svg:x="3.54cm" svg:y="15.986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8.21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18.21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35" draw:id="id235" draw:layer="layout" svg:width="0.635cm" svg:height="0.635cm" svg:x="3.54cm" svg:y="18.21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20.10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20.10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39" draw:id="id239" draw:layer="layout" svg:width="0.635cm" svg:height="0.635cm" svg:x="3.54cm" svg:y="20.107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0" draw:id="id230" draw:layer="layout" svg:width="0.635cm" svg:height="0.635cm" svg:x="6.191cm" svg:y="11.638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11.638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32" draw:id="id232" draw:layer="layout" svg:width="0.635cm" svg:height="0.635cm" svg:x="7.461cm" svg:y="11.638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11.638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34" draw:id="id234" draw:layer="layout" svg:width="0.635cm" svg:height="0.635cm" svg:x="6.191cm" svg:y="15.986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15.986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15.986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37" draw:id="id237" draw:layer="layout" svg:width="0.635cm" svg:height="0.635cm" svg:x="8.096cm" svg:y="15.986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38" draw:id="id238" draw:layer="layout" svg:width="0.635cm" svg:height="0.635cm" svg:x="10.93cm" svg:y="15.986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65cm" svg:y="15.986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42" draw:id="id242" draw:layer="layout" svg:width="0.635cm" svg:height="0.635cm" svg:x="12.2cm" svg:y="15.986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835cm" svg:y="15.986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36" draw:id="id236" draw:layer="layout" svg:width="0.635cm" svg:height="0.635cm" svg:x="6.191cm" svg:y="18.21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18.21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18.21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8.096cm" svg:y="18.21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11.955cm" svg:x2="6.191cm" svg:y2="11.955cm" draw:start-shape="id229" draw:start-glue-point="1" draw:end-shape="id230" draw:end-glue-point="3" svg:d="M4175 11955h2016" svg:viewBox="0 0 2017 1">
          <text:p/>
        </draw:connector>
        <draw:connector draw:style-name="gr2" draw:text-style-name="P10" draw:layer="layout" draw:line-skew="-0.626cm -0.484cm" svg:x1="4.175cm" svg:y1="13.979cm" svg:x2="7.778cm" svg:y2="11.638cm" draw:start-shape="id231" draw:start-glue-point="1" draw:end-shape="id232" draw:end-glue-point="0" svg:d="M4175 13979h1016v-3327h2587v986" svg:viewBox="0 0 3604 3328">
          <text:p/>
        </draw:connector>
        <draw:connector draw:style-name="gr2" draw:text-style-name="P10" draw:layer="layout" svg:x1="4.175cm" svg:y1="16.303cm" svg:x2="6.191cm" svg:y2="16.303cm" draw:start-shape="id233" draw:start-glue-point="1" draw:end-shape="id234" draw:end-glue-point="3" svg:d="M4175 16303h2016" svg:viewBox="0 0 2017 1">
          <text:p/>
        </draw:connector>
        <draw:connector draw:style-name="gr2" draw:text-style-name="P10" draw:layer="layout" svg:x1="4.175cm" svg:y1="18.527cm" svg:x2="6.191cm" svg:y2="18.527cm" draw:start-shape="id235" draw:start-glue-point="1" draw:end-shape="id236" draw:end-glue-point="3" svg:d="M4175 18527h2016" svg:viewBox="0 0 2017 1">
          <text:p/>
        </draw:connector>
        <draw:connector draw:style-name="gr2" draw:text-style-name="P10" draw:layer="layout" svg:x1="8.731cm" svg:y1="16.303cm" svg:x2="10.93cm" svg:y2="16.303cm" draw:start-shape="id237" draw:start-glue-point="1" draw:end-shape="id238" draw:end-glue-point="3" svg:d="M8731 16303h2199" svg:viewBox="0 0 2200 1">
          <text:p/>
        </draw:connector>
        <draw:frame draw:style-name="gr29" draw:text-style-name="P13" draw:layer="layout" svg:width="0.502cm" svg:height="1.237cm" svg:x="8.366cm" svg:y="18.526cm">
          <draw:text-box>
            <text:p/>
          </draw:text-box>
        </draw:frame>
        <draw:custom-shape draw:style-name="gr28" draw:text-style-name="P8" xml:id="id240" draw:id="id240" draw:layer="layout" svg:width="0.635cm" svg:height="0.635cm" svg:x="6.19cm" svg:y="20.11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5cm" svg:y="20.11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41" draw:id="id241" draw:layer="layout" svg:width="0.635cm" svg:height="0.635cm" svg:x="7.46cm" svg:y="20.11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8.095cm" svg:y="20.11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20.424cm" svg:x2="6.19cm" svg:y2="20.427cm" draw:start-shape="id239" draw:start-glue-point="1" draw:end-shape="id240" draw:end-glue-point="3" svg:d="M4175 20424h1007v3h1008" svg:viewBox="0 0 2016 4">
          <text:p/>
        </draw:connector>
        <draw:custom-shape draw:style-name="gr28" draw:text-style-name="P8" draw:layer="layout" svg:width="0.635cm" svg:height="0.635cm" svg:x="10.906cm" svg:y="18.272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41cm" svg:y="18.272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2.176cm" svg:y="18.272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2.811cm" svg:y="18.272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path draw:style-name="gr2" draw:text-style-name="P10" draw:layer="layout" svg:width="0.023cm" svg:height="1.65cm" svg:x="12.493cm" svg:y="16.621cm" svg:viewBox="0 0 24 1651" svg:d="M24 0c0 275 0 550 0 825-8 0-16 0-24 0 0 275 0 551 0 826">
          <text:p/>
        </draw:path>
        <draw:connector draw:style-name="gr2" draw:text-style-name="P10" draw:layer="layout" draw:line-skew="0cm 0cm -0.768cm" svg:x1="7.777cm" svg:y1="20.745cm" svg:x2="12.517cm" svg:y2="15.986cm" draw:start-shape="id241" draw:start-glue-point="2" draw:end-shape="id242" draw:end-glue-point="0" svg:d="M7777 20745v500h2370v-6529h2370v1270" svg:viewBox="0 0 4741 65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23T16:07:04.848285413</dc:date>
    <meta:editing-duration>PT12H4M3S</meta:editing-duration>
    <meta:editing-cycles>33</meta:editing-cycles>
    <meta:generator>LibreOffice/5.0.3.2$Linux_X86_64 LibreOffice_project/00$Build-2</meta:generator>
    <meta:document-statistic meta:object-count="490"/>
  </office:meta>
</office:document-meta>
</file>